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0cm"/>
    </style:style>
    <style:style style:name="gr5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weight="bold"/>
    </style:style>
    <style:style style:name="P5" style:family="paragraph">
      <style:paragraph-properties fo:margin-left="0cm" fo:margin-right="0cm" fo:text-indent="0cm" style:text-autospace="none"/>
    </style:style>
    <style:style style:name="P6" style:family="paragraph">
      <style:paragraph-properties fo:margin-left="0cm" fo:margin-right="0cm" fo:text-indent="0cm" style:text-autospace="none"/>
      <style:text-properties fo:font-family="新細明體, PMingLiU" style:font-family-generic="roman" style:font-pitch="variable" fo:font-size="18pt" fo:font-weight="bold" style:letter-kerning="false" style:font-family-asian="標楷體" style:font-family-generic-asian="script" style:font-pitch-asian="fixed" style:font-size-asian="24pt" style:font-weight-asian="bold" style:font-family-complex="新細明體, PMingLiU" style:font-family-generic-complex="roman" style:font-pitch-complex="variable" style:font-size-complex="18pt" style:font-weight-complex="bold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fo:font-family="新細明體, PMingLiU" style:font-family-generic="roman" style:font-pitch="variable" fo:font-size="18pt" fo:font-style="normal" fo:text-shadow="none" style:text-underline-style="none" fo:font-weight="bold" style:letter-kerning="false" style:font-family-asian="標楷體" style:font-family-generic-asian="script" style:font-pitch-asian="fixed" style:font-size-asian="24pt" style:font-style-asian="normal" style:font-weight-asian="bold" style:font-family-complex="新細明體, PMingLiU" style:font-family-generic-complex="roman" style:font-pitch-complex="variable" style:font-size-complex="18pt" style:font-style-complex="normal" style:font-weight-complex="bold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rect draw:style-name="gr1" draw:text-style-name="P1" draw:layer="layout" svg:width="20cm" svg:height="9.5cm" svg:x="5.919cm" svg:y="7.419cm">
          <text:p text:style-name="P2"/>
        </draw:rect>
        <draw:g>
          <draw:rect draw:style-name="gr1" draw:text-style-name="P1" draw:layer="layout" svg:width="13.5cm" svg:height="6.5cm" svg:x="11.919cm" svg:y="9.619cm">
            <text:p text:style-name="P2"/>
          </draw:rect>
          <draw:frame draw:style-name="gr2" draw:layer="layout" svg:width="3.042cm" svg:height="1.014cm" svg:x="17.419cm" svg:y="10.305cm">
            <draw:text-box>
              <text:p text:style-name="P2">推理引擎</text:p>
            </draw:text-box>
          </draw:frame>
          <draw:custom-shape draw:style-name="gr3" draw:text-style-name="P1" draw:layer="layout" svg:width="4.863cm" svg:height="1.5cm" svg:x="13.149cm" svg:y="14.078cm">
            <text:p text:style-name="P3">RAA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.863cm" svg:height="1.5cm" svg:x="16.207cm" svg:y="11.829cm">
            <text:p text:style-name="P3">Case Classifi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.863cm" svg:height="1.5cm" svg:x="20.008cm" svg:y="14.042cm">
            <text:p text:style-name="P3">NA Classifi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1" draw:id="id1" draw:layer="layout" svg:width="3cm" svg:height="3cm" svg:x="1.419cm" svg:y="14.919cm">
          <text:p text:style-name="P3">藥品</text:p>
          <text:p text:style-name="P3">給付規定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3" draw:id="id5" draw:layer="layout" svg:width="2.913cm" svg:height="3.376cm" svg:x="7.406cm" svg:y="12.919cm">
          <text:p text:style-name="P3">醫療法規</text:p>
          <text:p text:style-name="P3">知識本體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" draw:text-style-name="P1" draw:layer="layout" svg:x1="5.919cm" svg:y1="8.419cm" svg:x2="25.919cm" svg:y2="8.419cm">
          <text:p text:style-name="P2"/>
        </draw:line>
        <draw:frame draw:style-name="gr2" draw:layer="layout" svg:width="2.758cm" svg:height="0.963cm" svg:x="14.517cm" svg:y="7.405cm">
          <draw:text-box>
            <text:p text:style-name="P2">MRASP</text:p>
          </draw:text-box>
        </draw:frame>
        <draw:custom-shape draw:style-name="gr3" draw:text-style-name="P1" draw:id="id2" draw:layer="layout" svg:width="2.848cm" svg:height="2.137cm" svg:x="5.958cm" svg:y="17.919cm">
          <text:p text:style-name="P3">健保局</text:p>
          <draw:enhanced-geometry svg:viewBox="0 0 21600 21600" draw:type="rectangle" draw:enhanced-path="M 0 0 L 21600 0 21600 21600 0 21600 0 0 Z N"/>
        </draw:custom-shape>
        <draw:g>
          <draw:rect draw:style-name="gr1" draw:text-style-name="P1" draw:layer="layout" svg:width="20cm" svg:height="2.4cm" svg:x="5.919cm" svg:y="2.961cm">
            <text:p text:style-name="P2"/>
          </draw:rect>
          <draw:custom-shape draw:style-name="gr3" draw:text-style-name="P1" draw:layer="layout" svg:width="4cm" svg:height="1.104cm" svg:x="6.29cm" svg:y="3.961cm">
            <text:p text:style-name="P3">HIS 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cm" svg:height="1.104cm" svg:x="10.634cm" svg:y="3.971cm">
            <text:p text:style-name="P3">HIS 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cm" svg:height="1.105cm" svg:x="17.057cm" svg:y="3.988cm">
            <text:p text:style-name="P3">HIS (n-1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cm" svg:height="1.105cm" svg:x="21.536cm" svg:y="4cm">
            <text:p text:style-name="P3">HIS 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1.391cm" svg:height="0.983cm" svg:x="15.284cm" svg:y="4.386cm">
            <draw:text-box>
              <text:p text:style-name="P2"><text:span text:style-name="T1">.....</text:span></text:p>
            </draw:text-box>
          </draw:frame>
          <draw:frame draw:style-name="gr2" draw:layer="layout" svg:width="1.772cm" svg:height="1.014cm" svg:x="15.019cm" svg:y="2.961cm">
            <draw:text-box>
              <text:p text:style-name="P2">醫院</text:p>
            </draw:text-box>
          </draw:frame>
        </draw:g>
        <draw:line draw:style-name="gr5" draw:text-style-name="P1" draw:layer="layout" svg:x1="10.419cm" svg:y1="14.119cm" svg:x2="11.919cm" svg:y2="15.119cm">
          <text:p text:style-name="P2"/>
        </draw:line>
        <draw:custom-shape draw:style-name="gr6" draw:text-style-name="P1" draw:layer="layout" svg:width="0.5cm" svg:height="2cm" svg:x="7.919cm" svg:y="5.419cm">
          <text:p text:style-name="P2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5cm" svg:height="2cm" svg:x="12.419cm" svg:y="5.419cm">
          <text:p text:style-name="P2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5cm" svg:height="2cm" svg:x="18.719cm" svg:y="5.419cm">
          <text:p text:style-name="P2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5cm" svg:height="2cm" svg:x="23.219cm" svg:y="5.419cm">
          <text:p text:style-name="P2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layer="layout" svg:width="2.335cm" svg:height="0.963cm" svg:x="14.642cm" svg:y="8.419cm">
          <draw:text-box>
            <text:p text:style-name="P2">MRAS</text:p>
          </draw:text-box>
        </draw:frame>
        <draw:custom-shape draw:style-name="gr3" draw:text-style-name="P1" draw:id="id4" draw:layer="layout" svg:width="2.5cm" svg:height="1.768cm" svg:x="1.66cm" svg:y="11.231cm">
          <text:p text:style-name="P3">OWL</text:p>
          <text:p text:style-name="P3">文件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1" draw:layer="layout" draw:type="curve" svg:x1="2.918cm" svg:y1="17.68cm" svg:x2="5.958cm" svg:y2="18.987cm" draw:start-shape="id1" draw:start-glue-point="6" draw:end-shape="id2" draw:end-glue-point="3">
          <text:p text:style-name="P2"/>
        </draw:connector>
        <draw:connector draw:style-name="gr5" draw:text-style-name="P1" draw:layer="layout" draw:type="curve" svg:x1="7.52cm" svg:y1="10.649cm" svg:x2="4.16cm" svg:y2="12.115cm" draw:start-shape="id3" draw:start-glue-point="3" draw:end-shape="id4">
          <text:p text:style-name="P2"/>
        </draw:connector>
        <draw:frame draw:style-name="gr2" draw:text-style-name="P6" draw:layer="layout" svg:width="13.329cm" svg:height="2.03cm" svg:x="12.419cm" svg:y="17.389cm">
          <draw:text-box>
            <text:p text:style-name="P5"><text:span text:style-name="T2">藥品法規自動同步系統架構</text:span></text:p>
            <text:p text:style-name="P5"><text:span text:style-name="T2">(Medical Rules Automatic Synchronization, MRAS)</text:span></text:p>
          </draw:text-box>
        </draw:frame>
        <draw:connector draw:style-name="gr7" draw:text-style-name="P1" draw:layer="layout" draw:type="lines" svg:x1="2.918cm" svg:y1="14.919cm" svg:x2="2.909cm" svg:y2="12.999cm" draw:start-shape="id1" draw:start-glue-point="4" draw:end-shape="id4" draw:end-glue-point="6">
          <text:p text:style-name="P2"/>
        </draw:connector>
        <draw:custom-shape draw:style-name="gr3" draw:text-style-name="P3" draw:id="id3" draw:layer="layout" svg:width="3.199cm" svg:height="1.5cm" svg:x="7.52cm" svg:y="9.899cm">
          <text:p text:style-name="P3">Je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draw:line-skew="-0.241cm" svg:x1="9.119cm" svg:y1="11.399cm" svg:x2="8.862cm" svg:y2="12.919cm" draw:start-shape="id3" draw:start-glue-point="2" draw:end-shape="id5" draw:end-glue-point="5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MingLiU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MingLiU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21.2000007629395pt" fo:language="en" fo:country="US" style:letter-kerning="true" style:font-family-asian="新細明體, PMingLiU" style:font-family-generic-asian="roman" style:font-pitch-asian="variable" style:font-size-asian="21.2000007629395pt" style:language-asian="zh" style:country-asian="TW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0.419cm" fo:margin-bottom="0.465cm" fo:margin-left="0.419cm" fo:margin-right="0.46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initial-creator>稜剛 張簡</meta:initial-creator>
    <meta:creation-date>2006-11-14T09:19:06</meta:creation-date>
    <dc:date>2008-07-06T09:59:17</dc:date>
    <dc:language>en-US</dc:language>
    <meta:editing-cycles>14</meta:editing-cycles>
    <meta:editing-duration>PT9H10M53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